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f4dde2" officeooo:paragraph-rsid="05f4dde2"/>
    </style:style>
    <style:style style:name="P5" style:family="paragraph" style:parent-style-name="Text_20_body">
      <style:text-properties officeooo:rsid="05f87ff8" officeooo:paragraph-rsid="05f87ff8"/>
    </style:style>
    <style:style style:name="P6" style:family="paragraph" style:parent-style-name="Text_20_body">
      <style:text-properties officeooo:rsid="05faaf9b" officeooo:paragraph-rsid="05faaf9b"/>
    </style:style>
    <style:style style:name="P7" style:family="paragraph" style:parent-style-name="Text_20_body">
      <style:text-properties officeooo:rsid="0618a878" officeooo:paragraph-rsid="0618a878"/>
    </style:style>
    <style:style style:name="P8" style:family="paragraph" style:parent-style-name="Text_20_body">
      <style:text-properties officeooo:rsid="06143260" officeooo:paragraph-rsid="06143260"/>
    </style:style>
    <style:style style:name="P9" style:family="paragraph" style:parent-style-name="Text_20_body">
      <style:text-properties officeooo:paragraph-rsid="062a48a9"/>
    </style:style>
    <style:style style:name="P10" style:family="paragraph" style:parent-style-name="Text_20_body">
      <style:text-properties officeooo:rsid="062c327b" officeooo:paragraph-rsid="062c327b"/>
    </style:style>
    <style:style style:name="P11" style:family="paragraph" style:parent-style-name="Text_20_body">
      <style:text-properties officeooo:paragraph-rsid="0618a878"/>
    </style:style>
    <style:style style:name="P12" style:family="paragraph" style:parent-style-name="Text_20_body">
      <style:text-properties officeooo:rsid="0643049e" officeooo:paragraph-rsid="0643049e"/>
    </style:style>
    <style:style style:name="P13" style:family="paragraph" style:parent-style-name="Text_20_body">
      <style:text-properties officeooo:rsid="0645dda6" officeooo:paragraph-rsid="06491944"/>
    </style:style>
    <style:style style:name="P14" style:family="paragraph" style:parent-style-name="Text_20_body">
      <style:text-properties officeooo:rsid="06491944" officeooo:paragraph-rsid="06491944"/>
    </style:style>
    <style:style style:name="P15" style:family="paragraph" style:parent-style-name="Text_20_body">
      <style:text-properties officeooo:rsid="06491944" officeooo:paragraph-rsid="064c49f1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5faaf9b" officeooo:paragraph-rsid="05faaf9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5faaf9b" officeooo:paragraph-rsid="05fdfbb9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5fdfbb9" officeooo:paragraph-rsid="05fdfbb9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5ff36df" officeooo:paragraph-rsid="0600cb03"/>
    </style:style>
    <style:style style:name="P20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002e3e" style:font-size-asian="12pt" style:font-size-complex="12pt"/>
    </style:style>
    <style:style style:name="P21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0e28e3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394f10" style:font-size-asian="12pt" style:font-size-complex="12pt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fdfbb9" officeooo:paragraph-rsid="05fdfbb9"/>
    </style:style>
    <style:style style:name="P24" style:family="paragraph" style:parent-style-name="Text_20_body">
      <style:paragraph-properties fo:text-align="end" style:justify-single-word="false" style:writing-mode="rl-tb"/>
      <style:text-properties officeooo:paragraph-rsid="05fdfbb9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6002e3e" officeooo:paragraph-rsid="06002e3e"/>
    </style:style>
    <style:style style:name="P26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03437e" style:font-size-asian="12pt" style:font-size-complex="12pt"/>
    </style:style>
    <style:style style:name="P27" style:family="paragraph" style:parent-style-name="Heading_20_2">
      <style:paragraph-properties fo:line-height="100%"/>
      <style:text-properties officeooo:rsid="05f87ff8" officeooo:paragraph-rsid="0629470b"/>
    </style:style>
    <style:style style:name="P28" style:family="paragraph" style:parent-style-name="Heading_20_2">
      <style:paragraph-properties fo:line-height="100%"/>
      <style:text-properties officeooo:rsid="05f87ff8" officeooo:paragraph-rsid="06402cac"/>
    </style:style>
    <style:style style:name="P29" style:family="paragraph" style:parent-style-name="Heading_20_2">
      <style:paragraph-properties fo:line-height="100%"/>
      <style:text-properties officeooo:rsid="06137e7f" officeooo:paragraph-rsid="0618a878"/>
    </style:style>
    <style:style style:name="P30" style:family="paragraph" style:parent-style-name="Text_20_body">
      <style:text-properties officeooo:rsid="062c327b" officeooo:paragraph-rsid="062c327b"/>
    </style:style>
    <style:style style:name="P31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5f4d5f2"/>
    </style:style>
    <style:style style:name="T4" style:family="text">
      <style:text-properties officeooo:rsid="05f53991"/>
    </style:style>
    <style:style style:name="T5" style:family="text">
      <style:text-properties officeooo:rsid="05f676d3"/>
    </style:style>
    <style:style style:name="T6" style:family="text">
      <style:text-properties officeooo:rsid="05f695a4"/>
    </style:style>
    <style:style style:name="T7" style:family="text">
      <style:text-properties officeooo:rsid="05fbd529"/>
    </style:style>
    <style:style style:name="T8" style:family="text">
      <style:text-properties officeooo:rsid="05fdfbb9"/>
    </style:style>
    <style:style style:name="T9" style:family="text">
      <style:text-properties fo:font-size="8pt" officeooo:rsid="05fdfbb9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5fbd529" style:font-size-asian="10pt" style:font-size-complex="10pt"/>
    </style:style>
    <style:style style:name="T12" style:family="text">
      <style:text-properties fo:font-size="10pt" officeooo:rsid="05ff36df" style:font-size-asian="10pt" style:font-size-complex="10pt"/>
    </style:style>
    <style:style style:name="T13" style:family="text">
      <style:text-properties fo:font-size="10pt" officeooo:rsid="0600cb03" style:font-size-asian="10pt" style:font-size-complex="10pt"/>
    </style:style>
    <style:style style:name="T14" style:family="text">
      <style:text-properties officeooo:rsid="05fe4711"/>
    </style:style>
    <style:style style:name="T15" style:family="text">
      <style:text-properties officeooo:rsid="06002e3e"/>
    </style:style>
    <style:style style:name="T16" style:family="text">
      <style:text-properties officeooo:rsid="0603437e"/>
    </style:style>
    <style:style style:name="T17" style:family="text">
      <style:text-properties officeooo:rsid="060418f9"/>
    </style:style>
    <style:style style:name="T18" style:family="text">
      <style:text-properties officeooo:rsid="0606cec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604ea93" style:font-weight-asian="normal" style:font-weight-complex="normal"/>
    </style:style>
    <style:style style:name="T21" style:family="text">
      <style:text-properties fo:font-weight="normal" officeooo:rsid="06079452" style:font-weight-asian="normal" style:font-weight-complex="normal"/>
    </style:style>
    <style:style style:name="T22" style:family="text">
      <style:text-properties officeooo:rsid="0608503f"/>
    </style:style>
    <style:style style:name="T23" style:family="text">
      <style:text-properties officeooo:rsid="0608f3c1"/>
    </style:style>
    <style:style style:name="T24" style:family="text">
      <style:text-properties officeooo:rsid="060aa6c8"/>
    </style:style>
    <style:style style:name="T25" style:family="text">
      <style:text-properties officeooo:rsid="060cd3e9"/>
    </style:style>
    <style:style style:name="T26" style:family="text">
      <style:text-properties officeooo:rsid="0611bc65"/>
    </style:style>
    <style:style style:name="T27" style:family="text">
      <style:text-properties officeooo:rsid="061256b1"/>
    </style:style>
    <style:style style:name="T28" style:family="text">
      <style:text-properties officeooo:rsid="06134517"/>
    </style:style>
    <style:style style:name="T29" style:family="text">
      <style:text-properties officeooo:rsid="06143260"/>
    </style:style>
    <style:style style:name="T30" style:family="text">
      <style:text-properties officeooo:rsid="0618a878"/>
    </style:style>
    <style:style style:name="T31" style:family="text">
      <style:text-properties officeooo:rsid="06248a61"/>
    </style:style>
    <style:style style:name="T32" style:family="text">
      <style:text-properties officeooo:rsid="06265032"/>
    </style:style>
    <style:style style:name="T33" style:family="text">
      <style:text-properties officeooo:rsid="0627a010"/>
    </style:style>
    <style:style style:name="T34" style:family="text">
      <style:text-properties officeooo:rsid="0629470b"/>
    </style:style>
    <style:style style:name="T35" style:family="text">
      <style:text-properties officeooo:rsid="0633ed3c"/>
    </style:style>
    <style:style style:name="T36" style:family="text">
      <style:text-properties officeooo:rsid="063696fa"/>
    </style:style>
    <style:style style:name="T37" style:family="text">
      <style:text-properties officeooo:rsid="06387ff4"/>
    </style:style>
    <style:style style:name="T38" style:family="text">
      <style:text-properties officeooo:rsid="063be564"/>
    </style:style>
    <style:style style:name="T39" style:family="text">
      <style:text-properties officeooo:rsid="06402cac"/>
    </style:style>
    <style:style style:name="T40" style:family="text">
      <style:text-properties officeooo:rsid="0643dea6"/>
    </style:style>
    <style:style style:name="T41" style:family="text">
      <style:text-properties officeooo:rsid="0645dda6"/>
    </style:style>
    <style:style style:name="T42" style:family="text">
      <style:text-properties officeooo:rsid="0647c1a7"/>
    </style:style>
    <style:style style:name="T43" style:family="text">
      <style:text-properties officeooo:rsid="06491944"/>
    </style:style>
    <style:style style:name="T44" style:family="text">
      <style:text-properties officeooo:rsid="064ad8b5"/>
    </style:style>
    <style:style style:name="T45" style:family="text">
      <style:text-properties officeooo:rsid="064c49f1"/>
    </style:style>
    <style:style style:name="T46" style:family="text">
      <style:text-properties officeooo:rsid="065090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span text:style-name="T1">מטלה</text:span> <text:span text:style-name="T3">11 - ביטקוין - טיוטה</text:span></text:h>
      <text:p text:style-name="P3">יש לענות על שאלה אחת לבחירתכם. הגשה בזוגות, עד תחילת ההרצאה הבאה.</text:p>
      <text:p text:style-name="P3"/>
      <text:p text:style-name="Heading_20_2">שאלה <text:span text:style-name="T2">1: חלוקה הוגנת במועדון כריה</text:span></text:p>
      <text:p text:style-name="P4">לאחר כמה ניסיונות כושלים לכרות בלוקים של ביטקוין<text:span text:style-name="T17"> בעזרת הסמארטפון שלכם</text:span>, החלטתם להקים <text:span text:style-name="T19">מועדון </text:span><text:span text:style-name="T20">כריה</text:span><text:span text:style-name="T21"> (mining pool)</text:span>. <text:span text:style-name="T22"><text:s/></text:span>פרסמתם מודעה באינטרנט, אספתם כמה כורים והסכמתם לכרות בלוקים ביח<text:span text:style-name="T5">ד. סיכמתם ביניכם, </text:span>שהראשון שיצליח <text:span text:style-name="T18">לכרות בלוק </text:span>- יתחלק בדמי-הכריה עם כולם.</text:p>
      <text:p text:style-name="P4">התרומות של חברי המועדון לא שוות - לכל אחד יש חומרה אחרת, כל אחד משקיע זמן אחר בכריה וכו'. <text:s/>אתם רוצים לחלק את דמי-הכריה <text:span text:style-name="T23">של כל בלוק </text:span>באופן יחסי לכמות העבודה שכל אחד השקיע.</text:p>
      <text:p text:style-name="P4"><text:span text:style-name="T4">מיצאו שיטה לחישוב </text:span>כמות העבודה שהשקיע כל <text:span text:style-name="T24">כורה בכריית בלוק נתון. פרטו והדגימו את השיטה.</text:span></text:p>
      <text:p text:style-name="P4"/>
      <text:p text:style-name="Heading_20_2">שאלה <text:span text:style-name="T6">2: קביעת רמת הקושי</text:span></text:p>
      <text:p text:style-name="P6"><text:span text:style-name="T28">לצורך השאלה, הניחו שקיימת </text:span>המחלקה הבאה<text:span text:style-name="T27">,</text:span> המייצגת בלוק בשרשרת-הבלוקים:</text:p>
      <text:p text:style-name="P16"><text:span text:style-name="T26">struct</text:span> Block {</text:p>
      <text:p text:style-name="P18"><text:s text:c="5"/>//... more methods</text:p>
      <text:p text:style-name="P16"><text:tab/><text:span text:style-name="T7">long </text:span>timestamp(); <text:span text:style-name="T10"><text:s text:c="2"/></text:span><text:span text:style-name="T11"><text:s/></text:span><text:span text:style-name="T10">// </text:span><text:span text:style-name="T12">time of block creation; </text:span><text:span text:style-name="T10">seconds since 1/1/2008</text:span></text:p>
      <text:p text:style-name="P19"><text:s text:c="5"/><text:span text:style-name="T37">double</text:span> difficulty(); <text:span text:style-name="T10"><text:s text:c="2"/>// level </text:span><text:span text:style-name="T13">of </text:span><text:span text:style-name="T10">difficulty in block creation time.</text:span></text:p>
      <text:p text:style-name="P20"><text:s text:c="5"/>Block* previous(); <text:s/><text:span text:style-name="T10">// the preceding block in the chain.</text:span></text:p>
      <text:p text:style-name="P18"><text:s text:c="5"/>//... more methods</text:p>
      <text:p text:style-name="P17">}<text:span text:style-name="T14">;</text:span></text:p>
      <text:p text:style-name="P23">רמת הקושי של כריית בלוק צריכה להתעדכן <text:span text:style-name="T38">בערך פעם ב</text:span>שבועיים. <text:span text:style-name="T25"><text:s/></text:span>כיתבו פונקציה <text:span text:style-name="T15">שאפשר להריץ פעם בשבועיים על-מנת להעריך את רמת הקושי הדרושה על-מנת שבלוק ייווצר בממוצע כל 10 דקות.</text:span></text:p>
      <text:p text:style-name="P25">הפונקציה מקבלת קישור לבלוק האחרון בשרשרת<text:span text:style-name="T16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24"><text:a xlink:type="simple" xlink:href="https://en.bitcoin.it/wiki/Difficulty#How_soon_might_I_expect_to_generate_a_block.3F" text:style-name="Internet_20_link" text:visited-style-name="Visited_20_Internet_20_Link"><text:span text:style-name="T9">https://en.bitcoin.it/wiki/Difficulty#How_soon_might_I_expect_to_generate_a_block.3F</text:span></text:a></text:p>
      <text:p text:style-name="P26"><text:span text:style-name="T8">כ</text:span>ותרת הפונקציה<text:span text:style-name="T33"> שאתם צריכים לממש</text:span>:</text:p>
      <text:p text:style-name="P22"><text:span text:style-name="T37">double</text:span> newDifficulty(Block* lastBlock);</text:p>
      <text:p text:style-name="P21"/>
      <text:p text:style-name="Heading_20_2"><text:soft-page-break/>שאלה 3: ביטקוין ירוק</text:p>
      <text:p text:style-name="P5">קיראו על Bitcoin Green באתר זה: https://www.savebitcoin.io והסבירו: </text:p>
      <text:p text:style-name="P5">א. מהי הבעיה הסביבתית שנוצרת ע"י ביטקוין<text:span text:style-name="T43">, ו</text:span>מהו הפתרון שמציעים יוזמי Bitcoin Green?<text:span text:style-name="T29"> </text:span></text:p>
      <text:p text:style-name="P8"><text:span text:style-name="T43">ב</text:span>. מה ההבדל בין Proof-of-Stake לבין Proof-of-work<text:span text:style-name="T32">, ומה הקשר לסעיף הקודם?</text:span></text:p>
      <text:p text:style-name="P29">שאלה 4: ארנקים ועסקאות<text:span text:style-name="T36"> - </text:span>תרגיל מעשי</text:p>
      <text:p text:style-name="P11"><text:span text:style-name="T30">א. </text:span>הורי<text:span text:style-name="T30">דו והתקינו ארנק ביטקוין התומך ברשת-ניסוי, למשל <text:s/>BitPay: https://github.com/bitpay/copay/releases/tag/v4.3.6</text:span></text:p>
      <text:p text:style-name="P7">ב. צרו ארנק חדש, והקפידו לבחור באפשרויות המתקדמות (advanced) את "רשת הניסוי" - TestNet.</text:p>
      <text:p text:style-name="P7">ג. השיגו ביטקוין-ניסוי מאחד הברזים, למשל כאן: https://testnet.manu.backend.hamburg/faucet</text:p>
      <text:p text:style-name="P7">ד. שילחו חלק מהביטקוין שקיבלתם לצוות אחר בכיתה.</text:p>
      <text:p text:style-name="P7">ה. מיצאו את הבלוק שלכם בשרשרת הבלוקים של רשת הניסוי: https://testnet.blockchain.info</text:p>
      <text:p text:style-name="P7">כפתרון לשאלה, צרפו צילום מסך המראה בבירור את<text:span text:style-name="T31"> הבלוק עם</text:span> העיסקה שעשיתם.</text:p>
      <text:p text:style-name="P27">שאלה <text:span text:style-name="T34">5: איזה כורה זוכה בבלוק?</text:span></text:p>
      <text:p text:style-name="P9">נני<text:span text:style-name="T34">ח שברשת ביטקוין ישנם חמישה כורים. יעילות הכריה היחסית שלהם היא: 30, 25, 20, 15, 10. </text:span></text:p>
      <text:p text:style-name="P10">א. תארו אלגוריתם-כריה, שאם כל הכורים יממשו אותו - הכורה הראשון (30) יזכה בכל הבלוקים<text:span text:style-name="T35"> והאחרים לא יזכו בכלל.</text:span></text:p>
      <text:p text:style-name="P10">ב. תארו אלגוריתם-כריה אחר, שאם הכורה האחרון (10) יממש אותו - הוא יזכה בממוצע ב-10% מהבלוקים, לא משנה מה יעשו האחרים.</text:p>
      <text:p text:style-name="P28">שאלה <text:span text:style-name="T39">6: מתקפת פיני (על-שם Hal Finney שחשב עליה ראשון)</text:span></text:p>
      <text:p text:style-name="P12">נניח שמישהו, נקרא לו "התוקף", רוצה להשתמש במטבע אחד פעמיים. <text:span text:style-name="T41">הוא פועל לפי האלגוריתם הבא. <text:s/>הוא </text:span>כורה בלוקים באופן רגיל; <text:span text:style-name="T41">בכל בלוק שהוא כורה, </text:span>כאחת מ<text:span text:style-name="T46">-2000 </text:span>העיסקאות בבלוק, הוא מכניס עיסקה אחת <text:span text:style-name="T40">של מטבע א </text:span>מכתובת <text:span text:style-name="T40">ב</text:span> לכתובת <text:span text:style-name="T40">ג</text:span>, <text:span text:style-name="T42">כאשר שתי הכתובות</text:span> שייכות לו.<text:span text:style-name="T41"> <text:s text:c="3"/></text:span>ברגע שהוא מצא בלוק, במקום לפרסם אותו מייד, הוא הולך לחנות, קונה חפץ ומשלם עליו<text:span text:style-name="T40"> במטבע א מכתובת ב לכתובת של המוכר. <text:s text:c="6"/>ברגע שהוא יוצא מהחנות, הוא שולח את הבלוק המאושר שמצא בצעד הראשון. הבלוק מאושר, העיסקה שעשה עם המוכר נדחית, המוכר מפסיד את הכסף, והתוקף קיבל חפץ בלי לשלם.</text:span></text:p>
      <text:p text:style-name="P13">א. <text:span text:style-name="T43">מה הסיכון שהתוקף לוקח? באיזה מקרה ההתקפה תיכשל, וכמה יפסיד התוקף במקרה זה?</text:span></text:p>
      <text:p text:style-name="P15">ב. <text:span text:style-name="T45">המוכר מחכה t דקות לפני מסירת החפץ. מה צריך להיות ערך החפץ כך שההתקפה תהיה כדאית?</text:span></text:p>
      <text:p text:style-name="P14">ג. מה יכול המוכר לעשות כדי <text:span text:style-name="T44">להגן </text:span>על עצמו מהתקפה זו<text:span text:style-name="T44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7T16:13:59.935531769</dc:date>
    <meta:editing-duration>P11DT14H38M53S</meta:editing-duration>
    <meta:editing-cycles>1428</meta:editing-cycles>
    <meta:document-statistic meta:table-count="0" meta:image-count="0" meta:object-count="0" meta:page-count="2" meta:paragraph-count="42" meta:word-count="552" meta:character-count="3389" meta:non-whitespace-character-count="2835"/>
  </office:meta>
</office:document-meta>
</file>